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x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gle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'</text:p>
          </table:table-cell>
          <table:table-cell table:formula="oooc:=[.B1]*COS(RADIANS([.B3]))+[.B2]*SIN(RADIANS([.B3]))" office:value-type="float" office:value="-26.0980762113533">
            <text:p>-26,1</text:p>
          </table:table-cell>
        </table:table-row>
        <table:table-row table:style-name="ro1">
          <table:table-cell office:value-type="string">
            <text:p>y'</text:p>
          </table:table-cell>
          <table:table-cell table:formula="oooc:=[.B2]*COS(RADIANS([.B3]))-[.B1]*SIN(RADIANS([.B3]))" office:value-type="float" office:value="39.2031939778686">
            <text:p>39,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7">07/06/2009</text:date>, <text:time>16.39.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9-06-07T15:53:35</meta:creation-date>
    <dc:date>2009-06-07T16:39:07</dc:date>
    <meta:editing-cycles>2</meta:editing-cycles>
    <meta:editing-duration>PT45M35S</meta:editing-duration>
    <meta:user-defined meta:name="Info 1"/>
    <meta:user-defined meta:name="Info 2"/>
    <meta:user-defined meta:name="Info 3"/>
    <meta:user-defined meta:name="Info 4"/>
    <meta:document-statistic meta:table-count="3" meta:cell-count="10"/>
  </office:meta>
</office:document-meta>
</file>